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4.221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5.773cm"/>
    </style:style>
    <style:style style:name="co12" style:family="table-column">
      <style:table-column-properties fo:break-before="auto" style:column-width="4.03cm"/>
    </style:style>
    <style:style style:name="co13" style:family="table-column">
      <style:table-column-properties fo:break-before="auto" style:column-width="5.5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Text-Edi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erminal Count</text:p>
          </table:table-cell>
          <table:table-cell table:style-name="ce1" office:value-type="string">
            <text:p>Manual Dictionary Maps</text:p>
          </table:table-cell>
          <table:table-cell table:style-name="ce1" office:value-type="string">
            <text:p>Automation Seeds</text:p>
          </table:table-cell>
          <table:table-cell table:style-name="ce1" office:value-type="string">
            <text:p>Seed Map %</text:p>
          </table:table-cell>
          <table:table-cell table:style-name="ce1" office:value-type="string">
            <text:p>Seeds per Terminal</text:p>
          </table:table-cell>
          <table:table-cell table:style-name="ce1" office:value-type="string">
            <text:p>User Interventions(includes adding some mappings and weeding unwanted entries)</text:p>
          </table:table-cell>
          <table:table-cell table:style-name="ce1" office:value-type="string">
            <text:p>% User interventions per Map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office:value-type="float" office:value="96">
            <text:p>96</text:p>
          </table:table-cell>
          <table:table-cell table:formula="of:=[.C2]/[.B2]*100" office:value-type="float" office:value="58.1818181818182">
            <text:p>58.1818181818</text:p>
          </table:table-cell>
          <table:table-cell table:formula="of:=[.C2]/[.A2]" office:value-type="float" office:value="2.28571428571429">
            <text:p>2.2857142857</text:p>
          </table:table-cell>
          <table:table-cell office:value-type="float" office:value="45">
            <text:p>45</text:p>
          </table:table-cell>
          <table:table-cell table:formula="of:=[.F2]/[.B2]*100" office:value-type="float" office:value="27.2727272727273">
            <text:p>27.27272727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appings Added(User Intervention)</text:p>
          </table:table-cell>
          <table:table-cell table:number-columns-repeated="6"/>
        </table:table-row>
        <table:table-row table:style-name="ro1">
          <table:table-cell office:value-type="string">
            <text:p>AFTER</text:p>
          </table:table-cell>
          <table:table-cell office:value-type="string">
            <text:p>end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includes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appears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ow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consisting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having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consists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cords</text:p>
          </table:table-cell>
          <table:table-cell table:number-columns-repeated="5"/>
        </table:table-row>
        <table:table-row table:style-name="ro1">
          <table:table-cell office:value-type="string">
            <text:p>PRINT</text:p>
          </table:table-cell>
          <table:table-cell office:value-type="string">
            <text:p>find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cord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has</text:p>
          </table:table-cell>
          <table:table-cell table:number-columns-repeated="5"/>
        </table:table-row>
        <table:table-row table:style-name="ro1">
          <table:table-cell office:value-type="string">
            <text:p>INSERT</text:p>
          </table:table-cell>
          <table:table-cell office:value-type="string">
            <text:p>prepend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have</text:p>
          </table:table-cell>
          <table:table-cell table:number-columns-repeated="5"/>
        </table:table-row>
        <table:table-row table:style-name="ro1">
          <table:table-cell office:value-type="string">
            <text:p>INSERT</text:p>
          </table:table-cell>
          <table:table-cell office:value-type="string">
            <text:p>suffix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appings to weed out(User Intervention)</text:p>
          </table:table-cell>
          <table:table-cell table:number-columns-repeated="6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numeral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HARTOKEN</text:p>
          </table:table-cell>
          <table:table-cell office:value-type="string">
            <text:p>ad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line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en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delete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CHARTOKEN</text:p>
          </table:table-cell>
          <table:table-cell office:value-type="string">
            <text:p>number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move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beginning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prin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HARTOKEN</text:p>
          </table:table-cell>
          <table:table-cell office:value-type="string">
            <text:p>lin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office:value-type="string">
            <text:p>inser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append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word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star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insert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en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word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line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BEFORE</text:p>
          </table:table-cell>
          <table:table-cell office:value-type="string">
            <text:p>i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eliminat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ending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end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line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numbers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start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extrac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add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INSERT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START</text:p>
          </table:table-cell>
          <table:table-cell office:value-type="string">
            <text:p>lin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DIGITTOKEN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table table:name="ATIS" table:style-name="ta1"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erminal Count</text:p>
          </table:table-cell>
          <table:table-cell table:style-name="ce1" office:value-type="string">
            <text:p>Manual Dictionary Maps</text:p>
          </table:table-cell>
          <table:table-cell table:style-name="ce1" office:value-type="string">
            <text:p>Automation Seeds</text:p>
          </table:table-cell>
          <table:table-cell table:style-name="ce1" office:value-type="string">
            <text:p>Seed Map %</text:p>
          </table:table-cell>
          <table:table-cell table:style-name="ce1" office:value-type="string">
            <text:p>Seeds per Terminal</text:p>
          </table:table-cell>
          <table:table-cell table:style-name="ce1" office:value-type="string">
            <text:p>User Interventions</text:p>
          </table:table-cell>
          <table:table-cell table:style-name="ce1" office:value-type="string">
            <text:p>% User interventions per Map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157">
            <text:p>157</text:p>
          </table:table-cell>
          <table:table-cell table:formula="of:=[.C2]/[.B2]*100" office:value-type="float" office:value="85.792349726776">
            <text:p>85.7923497268</text:p>
          </table:table-cell>
          <table:table-cell table:formula="of:=[.C2]/[.A2]" office:value-type="float" office:value="5.23333333333333">
            <text:p>5.2333333333</text:p>
          </table:table-cell>
          <table:table-cell office:value-type="float" office:value="14">
            <text:p>14</text:p>
          </table:table-cell>
          <table:table-cell table:formula="of:=[.F2]/[.B2]*100" office:value-type="float" office:value="7.65027322404372">
            <text:p>7.6502732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appings Added(User Intervention)</text:p>
          </table:table-cell>
          <table:table-cell table:number-columns-repeated="6"/>
        </table:table-row>
        <table:table-row table:style-name="ro1">
          <table:table-cell office:value-type="string">
            <text:p>PROJECT</text:p>
          </table:table-cell>
          <table:table-cell office:value-type="string">
            <text:p>need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irfare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rates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originate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rrive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Mappings to weed out(User Intervention)</text:p>
          </table:table-cell>
          <table:table-cell table:number-columns-repeated="6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rat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stop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WEEKDAY</text:p>
          </table:table-cell>
          <table:table-cell office:value-type="string">
            <text:p>tuesday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b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in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m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stop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ne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r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WEEKDAY</text:p>
          </table:table-cell>
          <table:table-cell office:value-type="string">
            <text:p>friday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ROJECT</text:p>
          </table:table-cell>
          <table:table-cell office:value-type="string">
            <text:p>information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WEEKDAY</text:p>
          </table:table-cell>
          <table:table-cell office:value-type="string">
            <text:p>wednesday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light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august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WEEKDAY</text:p>
          </table:table-cell>
          <table:table-cell office:value-type="string">
            <text:p>monday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trip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is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COL_ARRIVAL_TIME</text:p>
          </table:table-cell>
          <table:table-cell office:value-type="string">
            <text:p>arriva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ROJECT</text:p>
          </table:table-cell>
          <table:table-cell office:value-type="string">
            <text:p>intereste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us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light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WEEKDAY</text:p>
          </table:table-cell>
          <table:table-cell office:value-type="string">
            <text:p>thursday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departur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like</text:p>
          </table:table-cell>
          <table:table-cell office:value-type="float" office:value="11">
            <text:p>11</text:p>
          </table:table-cell>
          <table:table-cell table:number-columns-repeated="4"/>
        </table:table-row>
      </table:table>
      <table:table table:name="Automata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Terminal Count</text:p>
          </table:table-cell>
          <table:table-cell table:style-name="ce1" office:value-type="string">
            <text:p>Manual Dictionary Maps</text:p>
          </table:table-cell>
          <table:table-cell table:style-name="ce1" office:value-type="string">
            <text:p>Automation Seeds</text:p>
          </table:table-cell>
          <table:table-cell table:style-name="ce1" office:value-type="string">
            <text:p>Seeds Map %</text:p>
          </table:table-cell>
          <table:table-cell table:style-name="ce1" office:value-type="string">
            <text:p>Seeds per Terminal</text:p>
          </table:table-cell>
          <table:table-cell table:style-name="ce1" office:value-type="string">
            <text:p>User Interventions</text:p>
          </table:table-cell>
          <table:table-cell table:style-name="ce1" office:value-type="string">
            <text:p>% User Interventions per Map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table:formula="of:=[.C2]/[.B2]*100" office:value-type="float" office:value="69.4656488549618">
            <text:p>69.465648855</text:p>
          </table:table-cell>
          <table:table-cell table:formula="of:=[.C2]/[.A2]" office:value-type="float" office:value="1.71698113207547">
            <text:p>1.7169811321</text:p>
          </table:table-cell>
          <table:table-cell office:value-type="float" office:value="40">
            <text:p>40</text:p>
          </table:table-cell>
          <table:table-cell table:formula="of:=[.F2]/[.B2]*100" office:value-type="float" office:value="30.5343511450382">
            <text:p>30.5343511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appings Added(User Intervention)</text:p>
          </table:table-cell>
          <table:table-cell table:number-columns-repeated="6"/>
        </table:table-row>
        <table:table-row table:style-name="ro1">
          <table:table-cell office:value-type="string">
            <text:p>EQ</text:p>
          </table:table-cell>
          <table:table-cell office:value-type="string">
            <text:p>same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have</text:p>
          </table:table-cell>
          <table:table-cell table:number-columns-repeated="5"/>
        </table:table-row>
        <table:table-row table:style-name="ro1">
          <table:table-cell office:value-type="string">
            <text:p>INTEQUALS</text:p>
          </table:table-cell>
          <table:table-cell office:value-type="string">
            <text:p>same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ubstrings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s</text:p>
          </table:table-cell>
          <table:table-cell table:number-columns-repeated="5"/>
        </table:table-row>
        <table:table-row table:style-name="ro1">
          <table:table-cell office:value-type="string">
            <text:p>LENP</text:p>
          </table:table-cell>
          <table:table-cell office:value-type="string">
            <text:p>lengths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including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ving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v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appings to weed out(User Intervention)</text:p>
          </table:table-cell>
          <table:table-cell table:number-columns-repeated="6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language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consisting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tring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LENP</text:p>
          </table:table-cell>
          <table:table-cell office:value-type="string">
            <text:p>s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ASTFEWMATCH</text:p>
          </table:table-cell>
          <table:table-cell office:value-type="string">
            <text:p>draw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murmu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NDSWITHP</text:p>
          </table:table-cell>
          <table:table-cell office:value-type="string">
            <text:p>accept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regx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ISEVEN</text:p>
          </table:table-cell>
          <table:table-cell office:value-type="string">
            <text:p>set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w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ENDSWITHP</text:p>
          </table:table-cell>
          <table:table-cell office:value-type="string">
            <text:p>accepting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string">
            <text:p>ha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consi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ISEVEN</text:p>
          </table:table-cell>
          <table:table-cell office:value-type="string">
            <text:p>set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LENP</text:p>
          </table:table-cell>
          <table:table-cell office:value-type="string">
            <text:p>set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ENP</text:p>
          </table:table-cell>
          <table:table-cell office:value-type="string">
            <text:p>eve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ENDSWITHP</text:p>
          </table:table-cell>
          <table:table-cell office:value-type="string">
            <text:p>accept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9:01:22</meta:creation-date>
    <dc:date>2014-01-08T16:19:56</dc:date>
    <meta:editing-duration>PT5H26M26S</meta:editing-duration>
    <meta:editing-cycles>4</meta:editing-cycles>
    <meta:generator>LibreOffice/3.5$Linux_X86_64 LibreOffice_project/350m1$Build-2</meta:generator>
    <meta:document-statistic meta:table-count="3" meta:cell-count="359" meta:object-count="0"/>
  </office:meta>
</office:document-meta>
</file>